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7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AMANI QUISPE, AURELI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MAMANI QUISPE, AURELI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1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AMANI APAZA, JAIME FELIX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1676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0T23:29:5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